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97fdb"/>
    </style:style>
    <style:style style:name="P2" style:family="paragraph" style:parent-style-name="Standard">
      <style:paragraph-properties>
        <style:tab-stops>
          <style:tab-stop style:position="7.078cm"/>
        </style:tab-stops>
      </style:paragraph-properties>
      <style:text-properties officeooo:paragraph-rsid="001d0b55"/>
    </style:style>
    <style:style style:name="T1" style:family="text">
      <style:text-properties officeooo:rsid="00197fdb"/>
    </style:style>
    <style:style style:name="T2" style:family="text">
      <style:text-properties officeooo:rsid="001b584c"/>
    </style:style>
    <style:style style:name="T3" style:family="text">
      <style:text-properties officeooo:rsid="001d0b55"/>
    </style:style>
    <style:style style:name="T4" style:family="text">
      <style:text-properties officeooo:rsid="001fcdf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lain DRILLON</text:span></text:p>
      <text:p text:style-name="P1"><text:span text:style-name="T1">7 Route du Beau Soleil</text:span></text:p>
      <text:p text:style-name="P1"><text:span text:style-name="T1">13016 Marseille</text:span></text:p>
      <text:p text:style-name="P1"><text:span text:style-name="T1">Tél. 06 51 16 33 57</text:span></text:p>
      <text:p text:style-name="P1"><text:a xlink:type="simple" xlink:href="mailto:alaindrillon@myopera.com"><text:span text:style-name="T1">alaindrillon@myopera.com</text:span></text:a></text:p>
      <text:p text:style-name="P1"><text:span text:style-name="T1"/></text:p>
      <text:p text:style-name="P1"><text:span text:style-name="T1"/></text:p>
      <text:p text:style-name="P1"><text:span text:style-name="T1">Madame, Monsieur,</text:span></text:p>
      <text:p text:style-name="P1"><text:span text:style-name="T2"/></text:p>
      <text:p text:style-name="P1"><text:span text:style-name="T2">…</text:span></text:p>
      <text:p text:style-name="P1"><text:span text:style-name="T2"/></text:p>
      <text:p text:style-name="P2"><text:span text:style-name="T4">Actuellement en seconde année d'</text:span><text:span text:style-name="T2">informatique </text:span><text:span text:style-name="T4">à</text:span><text:span text:style-name="T2"> l'IUT d'Aix-Marseille Université, je possède des connaissances dans divers domaines, incluant l'administration système et réseau et le développement d'applications. De plus, mon attirance pour les nouvelles technologies m'a permis d’acquérir des connaissances et de l'expérience supplémentaire</text:span><text:span text:style-name="T4">s</text:span><text:span text:style-name="T2">, en particulier en réseaux et systèmes Linux. </text:span><text:span text:style-name="T3">C'est pourquoi j</text:span><text:span text:style-name="T2">e pense répondre à vos attentes et être capable de travailler dans votre entreprise. </text:span><text:span text:style-name="T3">De plus, </text:span><text:span text:style-name="T2"><text:s/></text:span><text:span text:style-name="T3">ma capacité à travailler en groupe me permettra de mieux m'intégrer dans votre entreprise, et ainsi d'être plus efficace dans mon trav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ain </meta:initial-creator>
    <meta:creation-date>2013-10-03T14:16:12</meta:creation-date>
    <dc:date>2013-10-03T14:57:25</dc:date>
    <dc:creator>Alain </dc:creator>
    <meta:editing-duration>PT34M18S</meta:editing-duration>
    <meta:editing-cycles>6</meta:editing-cycles>
    <meta:generator>LibreOffice/4.0.2.2$Linux_X86_64 LibreOffice_project/400m0$Build-2</meta:generator>
    <meta:document-statistic meta:table-count="0" meta:image-count="0" meta:object-count="0" meta:page-count="1" meta:paragraph-count="8" meta:word-count="108" meta:character-count="748" meta:non-whitespace-character-count="647"/>
  </office:meta>
</office:document-meta>
</file>